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ssigned by</text:p>
          </table:table-cell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2" office:value-type="string" calcext:value-type="string">
            <text:p>02/02/24 to 03/02/24</text:p>
          </table:table-cell>
          <table:table-cell table:style-name="ce5" office:value-type="string" calcext:value-type="string">
            <text:p>Access pinmux settings for the desired UART.Assign appropriate pins for RX and TX signals.Ensure no conflicting functionalities, save changes, and test UART communication</text:p>
          </table:table-cell>
          <table:table-cell table:style-name="ce2" office:value-type="string" calcext:value-type="string">
            <text:p>Kishore sir</text:p>
          </table:table-cell>
        </table:table-row>
        <table:table-row table:style-name="ro3">
          <table:table-cell table:style-name="ce2" office:value-type="string" calcext:value-type="string">
            <text:p>04/02/24 to 14/02/24</text:p>
          </table:table-cell>
          <table:table-cell table:style-name="ce5" office:value-type="string" calcext:value-type="string">
            <text:p>Set up Qt Creator with cross-compilation tools for ARM architecture.Create Qt projects targeting the AM57x platform, ensuring proper hardware interfacing.</text:p>
          </table:table-cell>
          <table:table-cell table:style-name="ce2" office:value-type="string" calcext:value-type="string">
            <text:p>Kishore sir</text:p>
          </table:table-cell>
        </table:table-row>
        <table:table-row table:style-name="ro3">
          <table:table-cell table:style-name="ce2" office:value-type="string" calcext:value-type="string">
            <text:p>15/02/24 to 20/02/24</text:p>
          </table:table-cell>
          <table:table-cell table:style-name="ce5" office:value-type="string" calcext:value-type="string">
            <text:p>Configure RAUC with appropriate update bundles and targets for RB-IMX6UL.Implement necessary integration with the RB-IMX6UL hardware and bootloader for robust OTA updates.</text:p>
          </table:table-cell>
          <table:table-cell table:style-name="ce2" office:value-type="string" calcext:value-type="string">
            <text:p>Kishore sir</text:p>
          </table:table-cell>
        </table:table-row>
        <table:table-row table:style-name="ro4">
          <table:table-cell table:style-name="ce3" office:value-type="date" office:date-value="2024-02-21" calcext:value-type="date">
            <text:p>21/02/24</text:p>
          </table:table-cell>
          <table:table-cell table:style-name="ce5" office:value-type="string" calcext:value-type="string">
            <text:p>study about z-wave mesh, Zigbee mesh</text:p>
          </table:table-cell>
          <table:table-cell table:style-name="ce2" office:value-type="string" calcext:value-type="string">
            <text:p>Kishore sir</text:p>
          </table:table-cell>
        </table:table-row>
        <table:table-row table:style-name="ro5">
          <table:table-cell table:style-name="ce2" office:value-type="string" calcext:value-type="string">
            <text:p>22/02/24 to 26/02/24</text:p>
          </table:table-cell>
          <table:table-cell table:style-name="ce5" office:value-type="string" calcext:value-type="string">
            <text:p>Identify the specific functionalities and interfaces needed (e.g., UART, SPI, GPIO).Assign appropriate pins and configurations in the pinmux sheet to meet customer specifications for hardware connectivity and interfacing.</text:p>
          </table:table-cell>
          <table:table-cell table:style-name="ce2" office:value-type="string" calcext:value-type="string">
            <text:p>Kishore sir</text:p>
          </table:table-cell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7:16:03.284956451</meta:creation-date>
    <dc:date>2024-02-29T17:35:38.407462040</dc:date>
    <meta:editing-duration>PT9M25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